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Khmer OS" officeooo:rsid="001996f8" officeooo:paragraph-rsid="00067dcc"/>
    </style:style>
    <style:style style:name="P2" style:family="paragraph" style:parent-style-name="Standard">
      <style:paragraph-properties fo:text-align="start" style:justify-single-word="false"/>
      <style:text-properties style:font-name="Khmer OS" officeooo:rsid="001996f8" officeooo:paragraph-rsid="001b5007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1996f8" officeooo:paragraph-rsid="0022176a"/>
    </style:style>
    <style:style style:name="P4" style:family="paragraph" style:parent-style-name="Standard">
      <style:paragraph-properties fo:text-align="start" style:justify-single-word="false"/>
      <style:text-properties style:font-name="Khmer OS" officeooo:rsid="001996f8" officeooo:paragraph-rsid="0023fdd0"/>
    </style:style>
    <style:style style:name="P5" style:family="paragraph" style:parent-style-name="Standard">
      <style:paragraph-properties fo:text-align="start" style:justify-single-word="false"/>
      <style:text-properties style:font-name="Khmer OS" officeooo:rsid="001996f8" officeooo:paragraph-rsid="00279569"/>
    </style:style>
    <style:style style:name="P6" style:family="paragraph" style:parent-style-name="Standard">
      <style:text-properties style:font-name="Khmer OS" officeooo:rsid="001996f8" officeooo:paragraph-rsid="00062af8"/>
    </style:style>
    <style:style style:name="P7" style:family="paragraph" style:parent-style-name="Standard">
      <style:paragraph-properties fo:text-align="center" style:justify-single-word="false"/>
      <style:text-properties style:font-name="Khmer OS" fo:font-size="22pt" fo:font-weight="bold" officeooo:rsid="002aafa3" officeooo:paragraph-rsid="002aafa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Khmer OS" style:text-underline-style="solid" style:text-underline-width="auto" style:text-underline-color="font-color" officeooo:rsid="00062af8" officeooo:paragraph-rsid="00062af8"/>
    </style:style>
    <style:style style:name="P9" style:family="paragraph" style:parent-style-name="Standard">
      <style:paragraph-properties fo:text-align="start" style:justify-single-word="false"/>
      <style:text-properties style:font-name="Khmer OS" officeooo:rsid="00062af8" officeooo:paragraph-rsid="00062af8"/>
    </style:style>
    <style:style style:name="P10" style:family="paragraph" style:parent-style-name="Standard">
      <style:paragraph-properties fo:text-align="start" style:justify-single-word="false"/>
      <style:text-properties style:font-name="Khmer OS" officeooo:rsid="00062af8" officeooo:paragraph-rsid="00067dcc"/>
    </style:style>
    <style:style style:name="P11" style:family="paragraph" style:parent-style-name="Standard">
      <style:paragraph-properties fo:text-align="start" style:justify-single-word="false"/>
      <style:text-properties style:font-name="Khmer OS" officeooo:rsid="00062af8" officeooo:paragraph-rsid="00095880"/>
    </style:style>
    <style:style style:name="P12" style:family="paragraph" style:parent-style-name="Standard">
      <style:paragraph-properties fo:text-align="start" style:justify-single-word="false"/>
      <style:text-properties style:font-name="Khmer OS" officeooo:rsid="00062af8" officeooo:paragraph-rsid="000c1d0d"/>
    </style:style>
    <style:style style:name="P13" style:family="paragraph" style:parent-style-name="Standard">
      <style:paragraph-properties fo:text-align="start" style:justify-single-word="false"/>
      <style:text-properties style:font-name="Khmer OS" officeooo:rsid="00062af8" officeooo:paragraph-rsid="000e0ffe"/>
    </style:style>
    <style:style style:name="P14" style:family="paragraph" style:parent-style-name="Standard">
      <style:paragraph-properties fo:text-align="start" style:justify-single-word="false"/>
      <style:text-properties style:font-name="Khmer OS" officeooo:rsid="00062af8" officeooo:paragraph-rsid="0012f4b4"/>
    </style:style>
    <style:style style:name="P15" style:family="paragraph" style:parent-style-name="Standard">
      <style:paragraph-properties fo:text-align="start" style:justify-single-word="false"/>
      <style:text-properties style:font-name="Khmer OS" officeooo:rsid="00062af8" officeooo:paragraph-rsid="00159e57"/>
    </style:style>
    <style:style style:name="P16" style:family="paragraph" style:parent-style-name="Standard">
      <style:paragraph-properties fo:text-align="start" style:justify-single-word="false"/>
      <style:text-properties style:font-name="Khmer OS" officeooo:rsid="00062af8" officeooo:paragraph-rsid="00177b65"/>
    </style:style>
    <style:style style:name="P17" style:family="paragraph" style:parent-style-name="Standard">
      <style:paragraph-properties fo:text-align="start" style:justify-single-word="false"/>
      <style:text-properties style:font-name="Khmer OS" officeooo:rsid="00062af8" officeooo:paragraph-rsid="0019fd5a"/>
    </style:style>
    <style:style style:name="P18" style:family="paragraph" style:parent-style-name="Standard">
      <style:paragraph-properties fo:text-align="start" style:justify-single-word="false"/>
      <style:text-properties style:font-name="Khmer OS" officeooo:rsid="00062af8" officeooo:paragraph-rsid="001b5007"/>
    </style:style>
    <style:style style:name="P19" style:family="paragraph" style:parent-style-name="Standard">
      <style:paragraph-properties fo:text-align="start" style:justify-single-word="false"/>
      <style:text-properties style:font-name="Khmer OS" officeooo:rsid="00062af8" officeooo:paragraph-rsid="001c8161"/>
    </style:style>
    <style:style style:name="P20" style:family="paragraph" style:parent-style-name="Standard">
      <style:paragraph-properties fo:text-align="start" style:justify-single-word="false"/>
      <style:text-properties style:font-name="Khmer OS" officeooo:rsid="00062af8" officeooo:paragraph-rsid="0021121f"/>
    </style:style>
    <style:style style:name="P21" style:family="paragraph" style:parent-style-name="Standard">
      <style:paragraph-properties fo:text-align="start" style:justify-single-word="false"/>
      <style:text-properties style:font-name="Khmer OS" officeooo:rsid="00062af8" officeooo:paragraph-rsid="0021233e"/>
    </style:style>
    <style:style style:name="P22" style:family="paragraph" style:parent-style-name="Standard">
      <style:paragraph-properties fo:text-align="start" style:justify-single-word="false"/>
      <style:text-properties style:font-name="Khmer OS" officeooo:rsid="00062af8" officeooo:paragraph-rsid="0022176a"/>
    </style:style>
    <style:style style:name="P23" style:family="paragraph" style:parent-style-name="Standard">
      <style:paragraph-properties fo:text-align="start" style:justify-single-word="false"/>
      <style:text-properties style:font-name="Khmer OS" style:text-underline-style="none" officeooo:rsid="00062af8" officeooo:paragraph-rsid="0010d06d"/>
    </style:style>
    <style:style style:name="P24" style:family="paragraph" style:parent-style-name="Standard">
      <style:paragraph-properties fo:text-align="start" style:justify-single-word="false"/>
      <style:text-properties style:font-name="Khmer OS" style:text-underline-style="none" officeooo:rsid="00062af8" officeooo:paragraph-rsid="0021121f"/>
    </style:style>
    <style:style style:name="P25" style:family="paragraph" style:parent-style-name="Standard">
      <style:paragraph-properties fo:text-align="start" style:justify-single-word="false"/>
      <style:text-properties style:font-name="Khmer OS" style:text-underline-style="none" officeooo:rsid="00062af8" officeooo:paragraph-rsid="0022176a"/>
    </style:style>
    <style:style style:name="P26" style:family="paragraph" style:parent-style-name="Standard">
      <style:paragraph-properties fo:text-align="start" style:justify-single-word="false"/>
      <style:text-properties style:font-name="Khmer OS" style:text-underline-style="none" officeooo:rsid="00062af8" officeooo:paragraph-rsid="00247e2d"/>
    </style:style>
    <style:style style:name="P27" style:family="paragraph" style:parent-style-name="Standard">
      <style:paragraph-properties fo:text-align="start" style:justify-single-word="false"/>
      <style:text-properties style:font-name="Khmer OS" style:text-underline-style="none" officeooo:rsid="001996f8" officeooo:paragraph-rsid="0021121f"/>
    </style:style>
    <style:style style:name="T1" style:family="text">
      <style:text-properties officeooo:rsid="001b93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bd6e" style:font-name-complex="Khmer OS"/>
    </style:style>
    <style:style style:name="T4" style:family="text">
      <style:text-properties officeooo:rsid="001c8800" style:font-name-complex="Khmer OS"/>
    </style:style>
    <style:style style:name="T5" style:family="text">
      <style:text-properties style:font-name="Khmer OS" officeooo:rsid="001996f8"/>
    </style:style>
    <style:style style:name="T6" style:family="text">
      <style:text-properties style:font-name="Khmer OS" officeooo:rsid="00062af8"/>
    </style:style>
    <style:style style:name="T7" style:family="text">
      <style:text-properties style:font-name="Khmer OS" style:text-underline-style="none" officeooo:rsid="00062af8"/>
    </style:style>
    <style:style style:name="T8" style:family="text">
      <style:text-properties officeooo:rsid="001996f8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996f8"/>
    </style:style>
    <style:style style:name="T11" style:family="text">
      <style:text-properties style:text-underline-style="none" officeooo:rsid="001b9399"/>
    </style:style>
    <style:style style:name="T12" style:family="text">
      <style:text-properties style:text-underline-style="none" officeooo:rsid="000c1d0d"/>
    </style:style>
    <style:style style:name="T13" style:family="text">
      <style:text-properties style:text-underline-style="none" officeooo:rsid="0010d06d"/>
    </style:style>
    <style:style style:name="T14" style:family="text">
      <style:text-properties style:text-underline-style="none" officeooo:rsid="0012ac8a"/>
    </style:style>
    <style:style style:name="T15" style:family="text">
      <style:text-properties style:text-underline-style="none" officeooo:rsid="0012f4b4"/>
    </style:style>
    <style:style style:name="T16" style:family="text">
      <style:text-properties style:text-underline-style="none" officeooo:rsid="001965b1"/>
    </style:style>
    <style:style style:name="T17" style:family="text">
      <style:text-properties style:text-underline-style="none" officeooo:rsid="001fe95b"/>
    </style:style>
    <style:style style:name="T18" style:family="text">
      <style:text-properties style:text-underline-style="none" officeooo:rsid="0021233e"/>
    </style:style>
    <style:style style:name="T19" style:family="text">
      <style:text-properties style:text-underline-style="none" officeooo:rsid="0023fdd0"/>
    </style:style>
    <style:style style:name="T20" style:family="text">
      <style:text-properties style:text-underline-style="none" officeooo:rsid="0027189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1996f8"/>
    </style:style>
    <style:style style:name="T23" style:family="text">
      <style:text-properties style:text-underline-style="solid" style:text-underline-width="auto" style:text-underline-color="font-color" officeooo:rsid="000e0ffe"/>
    </style:style>
    <style:style style:name="T24" style:family="text">
      <style:text-properties fo:font-size="22pt" fo:font-weight="bold" style:font-weight-asian="bold" style:font-weight-complex="bold"/>
    </style:style>
    <style:style style:name="T25" style:family="text">
      <style:text-properties officeooo:rsid="001965b1"/>
    </style:style>
    <style:style style:name="T26" style:family="text">
      <style:text-properties officeooo:rsid="0021121f"/>
    </style:style>
    <style:style style:name="T27" style:family="text">
      <style:text-properties officeooo:rsid="0028c8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Group: 3</text:span><text:span text:style-name="T3"><text:line-break/>- Mab Met<text:line-break/>- Chun Menghong<text:line-break/>- Kol panhadith<text:line-break/>- Sok sem<text:line-break/>- Corn Daveat<text:line-break/>- </text:span><text:span text:style-name="T4">sopol phearakyuth<text:line-break/>- chean chivaro<text:line-break/>- ghheav sinh<text:line-break/></text:span></text:p>
      <text:p text:style-name="P7">Entity-Relationship Modeling</text:p>
      <text:p text:style-name="P8"><text:span text:style-name="T9">=&gt; </text:span>Simple attribute:</text:p>
      <text:p text:style-name="P15"><text:tab/>- em_id<text:span text:style-name="T8"><text:line-break/><text:tab/>- </text:span><text:span text:style-name="T1">em_g</text:span><text:span text:style-name="T8">ender<text:line-break/><text:tab/>- </text:span><text:span text:style-name="T1">em_bod</text:span><text:span text:style-name="T8"><text:line-break/><text:tab/>- em_phone<text:line-break/><text:tab/>- </text:span><text:span text:style-name="T1">em_d</text:span><text:span text:style-name="T8">ate</text:span><text:span text:style-name="T1">OfW</text:span><text:span text:style-name="T8">ork<text:line-break/><text:tab/>- em_phone<text:line-break/><text:tab/>- </text:span><text:span text:style-name="T1">em_p</text:span><text:span text:style-name="T8">osition<text:line-break/><text:tab/>- </text:span><text:span text:style-name="T1">em_p</text:span><text:span text:style-name="T8">hoto</text:span></text:p>
      <text:p text:style-name="P10"><text:span text:style-name="T10"><text:tab/>----<text:line-break/><text:tab/>- cust_id<text:line-break/><text:tab/>- cust_phone</text:span></text:p>
      <text:p text:style-name="P11"><text:span text:style-name="T10"><text:tab/>----<text:line-break/><text:tab/>- sup_id<text:line-break/><text:tab/>- sup_phone</text:span></text:p>
      <text:p text:style-name="P16"><text:span text:style-name="T10"><text:tab/>----<text:line-break/></text:span><text:soft-page-break/><text:span text:style-name="T10"><text:tab/>- pro</text:span><text:span text:style-name="T16">type</text:span><text:span text:style-name="T10">_id<text:line-break/><text:tab/>- </text:span><text:span text:style-name="T11">pro_</text:span><text:span text:style-name="T10">type</text:span></text:p>
      <text:p text:style-name="P11"><text:span text:style-name="T10"><text:tab/>----</text:span></text:p>
      <text:p text:style-name="P4"><text:span text:style-name="T10"><text:tab/>- pro_id<text:line-break/><text:tab/>- pro_name<text:line-break/><text:tab/>- </text:span><text:span text:style-name="T11">pro_</text:span><text:span text:style-name="T10">qty<text:line-break/><text:tab/>- </text:span><text:span text:style-name="T11">pro_</text:span><text:span text:style-name="T10">importPrice</text:span><text:span text:style-name="T9"><text:line-break/><text:tab/>- </text:span><text:span text:style-name="T11">pro_</text:span><text:span text:style-name="T9">salePrice</text:span></text:p>
      <text:p text:style-name="P11"><text:span text:style-name="T10"><text:tab/>----<text:line-break/><text:tab/>- im_id</text:span></text:p>
      <text:p text:style-name="P1"><text:span text:style-name="T9"><text:tab/>- im_datetime</text:span></text:p>
      <text:p text:style-name="P1"><text:span text:style-name="T9"><text:tab/>- </text:span><text:span text:style-name="T20">im_totalPrice</text:span></text:p>
      <text:p text:style-name="P9"/>
      <text:p text:style-name="P9">=&gt; <text:span text:style-name="T21">Composite attribute:</text:span><text:span text:style-name="T10"><text:line-break/><text:tab/>- em_name (Khmer)</text:span><text:span text:style-name="T12">,</text:span><text:span text:style-name="T10"> </text:span><text:span text:style-name="T9">em_firstName, em_lastName</text:span><text:span text:style-name="T10"><text:line-break/><text:tab/>- </text:span><text:span text:style-name="T11">em_bod</text:span></text:p>
      <text:p text:style-name="P12"><text:span text:style-name="T11"><text:tab/></text:span><text:span text:style-name="T10">- </text:span><text:span text:style-name="T11">em_a</text:span><text:span text:style-name="T10">ddress<text:line-break/><text:tab/>- em_name (English): em_firstName, em_lastName<text:line-break/><text:tab/>- </text:span><text:span text:style-name="T11">em_d</text:span><text:span text:style-name="T10">ate</text:span><text:span text:style-name="T11">OfW</text:span><text:span text:style-name="T10">ork</text:span></text:p>
      <text:p text:style-name="P17"><text:span text:style-name="T10"><text:tab/>----<text:line-break/><text:tab/>- cust_name (Khmer)</text:span><text:span text:style-name="T12">:</text:span><text:span text:style-name="T10"> </text:span><text:span text:style-name="T16">cus</text:span><text:span text:style-name="T9">_firstName, </text:span><text:span text:style-name="T16">cus</text:span><text:span text:style-name="T9">_lastName</text:span><text:span text:style-name="T10"><text:line-break/><text:tab/>- cust_name (English)</text:span><text:span text:style-name="T12">:</text:span><text:span text:style-name="T10"> </text:span><text:span text:style-name="T16">cus</text:span><text:span text:style-name="T9">_firstName, </text:span><text:span text:style-name="T16">cus</text:span><text:span text:style-name="T9">_lastName</text:span><text:span text:style-name="T10"><text:line-break/><text:tab/>- cust_address</text:span></text:p>
      <text:p text:style-name="P19"><text:span text:style-name="T10"><text:tab/>----</text:span></text:p>
      <text:p text:style-name="P20"><text:span text:style-name="T10"><text:tab/>- sup_name (english)</text:span><text:span text:style-name="T12">:</text:span><text:span text:style-name="T10"> </text:span><text:span text:style-name="T17">sup</text:span><text:span text:style-name="T9">_firstName, </text:span><text:span text:style-name="T17">sup</text:span><text:span text:style-name="T9">_lastName<text:line-break/></text:span><text:span text:style-name="T10"><text:tab/>- sup_address</text:span></text:p>
      <text:p text:style-name="P20"><text:span text:style-name="T10"><text:tab/>----</text:span></text:p>
      <text:p text:style-name="P22"><text:soft-page-break/><text:span text:style-name="T10"><text:tab/>- </text:span><text:span text:style-name="T11">pro_</text:span><text:span text:style-name="T10">others</text:span></text:p>
      <text:p text:style-name="P22"><text:span text:style-name="T10"><text:tab/>----</text:span></text:p>
      <text:p text:style-name="P4"><text:span text:style-name="T9"><text:tab/>- </text:span><text:span text:style-name="T11">pro_</text:span><text:span text:style-name="T9">others</text:span></text:p>
      <text:p text:style-name="P4"><text:span text:style-name="T9"><text:tab/>----</text:span></text:p>
      <text:p text:style-name="P5"><text:span text:style-name="T9"><text:tab/>- importer_info</text:span></text:p>
      <text:p text:style-name="P5"><text:span text:style-name="T9"><text:tab/>- receiver_info </text:span></text:p>
      <text:p text:style-name="P4"><text:span text:style-name="T9"><text:tab/></text:span></text:p>
      <text:p text:style-name="P13"><text:span text:style-name="T10">=&gt; </text:span><text:span text:style-name="T23">Single Value attribute</text:span><text:span text:style-name="T22">:</text:span></text:p>
      <text:p text:style-name="P24"><text:tab/>- em_id</text:p>
      <text:p text:style-name="P24"><text:span text:style-name="T8"><text:tab/>- </text:span><text:span text:style-name="T26">em_name</text:span><text:span text:style-name="T8"><text:line-break/><text:tab/>- </text:span><text:span text:style-name="T1">em_g</text:span><text:span text:style-name="T8">ender<text:line-break/><text:tab/>- </text:span><text:span text:style-name="T1">em_bod</text:span><text:span text:style-name="T8"><text:line-break/><text:tab/>- em_phone<text:line-break/><text:tab/>- </text:span><text:span text:style-name="T1">em_d</text:span><text:span text:style-name="T8">ate</text:span><text:span text:style-name="T1">OfW</text:span><text:span text:style-name="T8">ork</text:span></text:p>
      <text:p text:style-name="P24"><text:span text:style-name="T8"><text:tab/>----<text:line-break/><text:tab/>- cust_id</text:span></text:p>
      <text:p text:style-name="P24"><text:span text:style-name="T8"><text:tab/>- </text:span><text:span text:style-name="T26">cus_name</text:span></text:p>
      <text:p text:style-name="P24"><text:span text:style-name="T8"><text:tab/>----<text:line-break/><text:tab/>- sup_id</text:span></text:p>
      <text:p text:style-name="P25"><text:span text:style-name="T8"><text:tab/>- </text:span><text:span text:style-name="T26">cus_name</text:span></text:p>
      <text:p text:style-name="P25"><text:span text:style-name="T8"><text:tab/>----<text:line-break/><text:tab/>- pro</text:span><text:span text:style-name="T25">type</text:span><text:span text:style-name="T8">_id<text:line-break/><text:tab/>- </text:span><text:span text:style-name="T1">pro_</text:span><text:span text:style-name="T8">type</text:span></text:p>
      <text:p text:style-name="P24"><text:span text:style-name="T8"><text:tab/>----<text:line-break/><text:tab/>- pro_id</text:span></text:p>
      <text:p text:style-name="P24"><text:span text:style-name="T8"><text:tab/>- </text:span><text:span text:style-name="T26">pro_name</text:span></text:p>
      <text:p text:style-name="P23"><text:span text:style-name="T8"><text:tab/>----<text:line-break/></text:span><text:soft-page-break/><text:span text:style-name="T8"><text:tab/>- im_id</text:span></text:p>
      <text:p text:style-name="P27"><text:tab/>- im_datetime</text:p>
      <text:p text:style-name="P24"><text:span text:style-name="T8"><text:tab/>- </text:span><text:span text:style-name="T26">im_name</text:span></text:p>
      <text:p text:style-name="P14"><text:span text:style-name="T10">=&gt; </text:span><text:span text:style-name="T23">Multiple Value attribute</text:span><text:span text:style-name="T22">:<text:line-break/></text:span><text:span text:style-name="T10"><text:tab/>- </text:span><text:span text:style-name="T11">em_a</text:span><text:span text:style-name="T10">ddress: </text:span><text:span text:style-name="T13">address1, address2</text:span><text:span text:style-name="T10"><text:line-break/><text:tab/>- </text:span><text:span text:style-name="T11">em_p</text:span><text:span text:style-name="T10">osition: </text:span><text:span text:style-name="T14">position1, position2</text:span><text:span text:style-name="T10"><text:line-break/><text:tab/>- </text:span><text:span text:style-name="T11">em_p</text:span><text:span text:style-name="T10">hoto: </text:span><text:span text:style-name="T15">photo1, photo2</text:span></text:p>
      <text:p text:style-name="P18"><text:span text:style-name="T15"><text:tab/>-----</text:span><text:span text:style-name="T10"><text:line-break/><text:tab/>- cust_address: <text:s/></text:span><text:span text:style-name="T13">address1, address2</text:span></text:p>
      <text:p text:style-name="P2"><text:span text:style-name="T15"><text:tab/>- cust_phone</text:span><text:span text:style-name="T9">: </text:span><text:span text:style-name="T15">photo1, photo2</text:span></text:p>
      <text:p text:style-name="P18"><text:span text:style-name="T15"><text:tab/>-----</text:span></text:p>
      <text:p text:style-name="P21"><text:span text:style-name="T15"><text:tab/></text:span><text:span text:style-name="T10">- sup_address: </text:span><text:span text:style-name="T13">address1, address2</text:span></text:p>
      <text:p text:style-name="P21"><text:span text:style-name="T13"><text:tab/>- </text:span><text:span text:style-name="T18">sup_phone: phone1, phone2</text:span></text:p>
      <text:p text:style-name="P21"><text:span text:style-name="T18"><text:tab/>----</text:span></text:p>
      <text:p text:style-name="P3"><text:span text:style-name="T9"><text:tab/>- </text:span><text:span text:style-name="T11">pro</text:span><text:span text:style-name="T19">type</text:span><text:span text:style-name="T11">_</text:span><text:span text:style-name="T9">others</text:span></text:p>
      <text:p text:style-name="P3"><text:span text:style-name="T9"><text:tab/>----</text:span></text:p>
      <text:p text:style-name="P4"><text:span text:style-name="T9"><text:tab/>- </text:span><text:span text:style-name="T11">pro_</text:span><text:span text:style-name="T9">qty<text:line-break/><text:tab/>- </text:span><text:span text:style-name="T11">pro_</text:span><text:span text:style-name="T9">importPrice<text:line-break/><text:tab/>- </text:span><text:span text:style-name="T11">pro_</text:span><text:span text:style-name="T9">salePrice<text:line-break/><text:tab/>- </text:span><text:span text:style-name="T11">pro_</text:span><text:span text:style-name="T9">others</text:span></text:p>
      <text:p text:style-name="P4"><text:span text:style-name="T9"><text:tab/>----</text:span><text:line-break/><text:tab/>- importer_info</text:p>
      <text:p text:style-name="P5"><text:span text:style-name="T9"><text:tab/>- receiver_info </text:span></text:p>
      <text:p text:style-name="P13"><text:span text:style-name="T10">=&gt; </text:span><text:span text:style-name="T23">Derived Value attribute</text:span><text:span text:style-name="T22">:</text:span></text:p>
      <text:p text:style-name="P26"><text:span text:style-name="T8"><text:tab/>- </text:span><text:span text:style-name="T1">em_s</text:span><text:span text:style-name="T8">alary</text:span></text:p>
      <text:p text:style-name="P26"><text:span text:style-name="T8"><text:tab/>----<text:line-break/><text:tab/>- </text:span><text:span text:style-name="T1">pro_</text:span><text:span text:style-name="T8">qty<text:line-break/></text:span><text:soft-page-break/><text:span text:style-name="T8"><text:tab/>- </text:span><text:span text:style-name="T1">pro_</text:span><text:span text:style-name="T8">importPrice<text:line-break/><text:tab/>- </text:span><text:span text:style-name="T1">pro_</text:span><text:span text:style-name="T8">salePrice</text:span></text:p>
      <text:p text:style-name="P26"><text:tab/>----</text:p>
      <text:p text:style-name="P26"><text:tab/>- <text:span text:style-name="T27">im_totalPric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3T15:44:12.338461342</dc:date>
    <meta:editing-duration>PT48M52S</meta:editing-duration>
    <meta:editing-cycles>31</meta:editing-cycles>
    <meta:generator>LibreOffice/7.1.3.2$Linux_X86_64 LibreOffice_project/10$Build-2</meta:generator>
    <meta:document-statistic meta:table-count="0" meta:image-count="0" meta:object-count="0" meta:page-count="5" meta:paragraph-count="55" meta:word-count="241" meta:character-count="1652" meta:non-whitespace-character-count="1366"/>
  </office:meta>
</office:document-meta>
</file>